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23DDF11881C26227339.jpg" manifest:media-type="image/jpeg"/>
  <manifest:file-entry manifest:full-path="Pictures/100002010000049C0000019B80EF3AB3B032B191.png" manifest:media-type="image/png"/>
  <manifest:file-entry manifest:full-path="Pictures/100002010000039F000000E38272D86B0215C1B5.png" manifest:media-type="image/png"/>
  <manifest:file-entry manifest:full-path="Pictures/10000201000004A50000019C50603DE3CE42BF0B.png" manifest:media-type="image/png"/>
  <manifest:file-entry manifest:full-path="Pictures/10000201000004A50000010627455570DAE51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2.411cm" svg:y="11.739cm" svg:width="13.123cm" svg:height="4.546cm" draw:z-index="0"><draw:image xlink:href="Pictures/10000201000004A50000019C50603DE3CE42BF0B.png" xlink:type="simple" xlink:show="embed" xlink:actuate="onLoad" loext:mime-type="image/png"/></draw:frame><draw:frame draw:style-name="fr1" draw:name="Image2" text:anchor-type="paragraph" svg:x="-0.695cm" svg:y="12.942cm" svg:width="12.688cm" svg:height="2.794cm" draw:z-index="1"><draw:image xlink:href="Pictures/10000201000004A50000010627455570DAE51F39.png" xlink:type="simple" xlink:show="embed" xlink:actuate="onLoad" loext:mime-type="image/png"/></draw:frame><draw:frame draw:style-name="fr1" draw:name="Image3" text:anchor-type="paragraph" svg:x="0.81cm" svg:y="0.169cm" svg:width="17.013cm" svg:height="4.163cm" draw:z-index="2"><draw:image xlink:href="Pictures/100002010000039F000000E38272D86B0215C1B5.png" xlink:type="simple" xlink:show="embed" xlink:actuate="onLoad" loext:mime-type="image/png"/></draw:frame><draw:frame draw:style-name="fr1" draw:name="Image4" text:anchor-type="paragraph" svg:x="0.81cm" svg:y="4.595cm" svg:width="19.833cm" svg:height="6.904cm" draw:z-index="3"><draw:image xlink:href="Pictures/100002010000049C0000019B80EF3AB3B032B1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982cm" svg:y="0.337cm" svg:width="26.825cm" svg:height="16.025cm" draw:z-index="4"><draw:image xlink:href="Pictures/10000000000003BF0000023DDF11881C26227339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24:08.225481637</meta:creation-date>
    <dc:date>2019-11-20T16:27:30.355415025</dc:date>
    <meta:editing-duration>PT3M26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